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62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padding="2.01pt"/>
      <style:text-properties fo:color="#ffffff"/>
    </style:style>
    <style:style style:name="ce28" style:family="table-cell" style:parent-style-name="Default">
      <style:table-cell-properties fo:padding="2.01pt"/>
      <style:text-properties fo:color="#ffffff" style:text-outline="false" style:text-line-through-style="none" style:text-line-through-typ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2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29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fo:border="non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onvert-empty-to-null="true" form:linked-cell="'fréquentation (A) détail'.A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1" draw:style-name="gr1" draw:text-style-name="P1" svg:width="635.73pt" svg:height="16.07pt" svg:x="66.67pt" svg:y="48.47pt" draw:control="control1"/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2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36pt" table:end-y="7.14pt" draw:z-index="0" draw:name="Chart 1" draw:style-name="gr2" draw:text-style-name="P2" svg:width="846.54pt" svg:height="502.19pt" svg:x="0pt" svg:y="0pt">
              <draw:object draw:notify-on-update-of-ranges="'fréquentation (A) détail'.B37:'fréquentation (A) détail'.AF37 'fréquentation (A) détail'.A38:'fréquentation (A) détail'.A38 'fréquentation (A) détail'.B38:'fréquentation (A) détail'.AF38 'fréquentation (A) détail'.A39:'fréquentation (A) détail'.A39 'fréquentation (A) détail'.B39:'fréquentation (A) détail'.AF39 'fréquentation (A) détail'.A40:'fréquentation (A) détail'.A40 'fréquentation (A) détail'.B40:'fréquentation (A) détail'.AF40 'fréquentation (A) détail'.A41:'fréquentation (A) détail'.A41 'fréquentation (A) détail'.B41:'fréquentation (A) détail'.AF41 'fréquentation (A) détail'.A42:'fréquentation (A) détail'.A42 'fréquentation (A) détail'.B42:'fréquentation (A) détail'.AF42 'fréquentation (A) détail'.A43:'fréquentation (A) détail'.A43 'fréquentation (A) détail'.B43:'fréquentation (A) détail'.AF43 'fréquentation (A) détail'.A44:'fréquentation (A) détail'.A44 'fréquentation (A) détail'.B44:'fréquentation (A) détail'.AF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Jour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5" office:value-type="string" calcext:value-type="string">
            <text:p>13.</text:p>
          </table:table-cell>
          <table:table-cell table:style-name="ce15" office:value-type="string" calcext:value-type="string">
            <text:p>14.</text:p>
          </table:table-cell>
          <table:table-cell table:style-name="ce15" office:value-type="string" calcext:value-type="string">
            <text:p>15.</text:p>
          </table:table-cell>
          <table:table-cell table:style-name="ce15" office:value-type="string" calcext:value-type="string">
            <text:p>16.</text:p>
          </table:table-cell>
          <table:table-cell table:style-name="ce15" office:value-type="string" calcext:value-type="string">
            <text:p>17.</text:p>
          </table:table-cell>
          <table:table-cell table:style-name="ce15" office:value-type="string" calcext:value-type="string">
            <text:p>18.</text:p>
          </table:table-cell>
          <table:table-cell table:style-name="ce15" office:value-type="string" calcext:value-type="string">
            <text:p>19.</text:p>
          </table:table-cell>
          <table:table-cell table:style-name="ce15" office:value-type="string" calcext:value-type="string">
            <text:p>20.</text:p>
          </table:table-cell>
          <table:table-cell table:style-name="ce15" office:value-type="string" calcext:value-type="string">
            <text:p>21.</text:p>
          </table:table-cell>
          <table:table-cell table:style-name="ce15" office:value-type="string" calcext:value-type="string">
            <text:p>22.</text:p>
          </table:table-cell>
          <table:table-cell table:style-name="ce15" office:value-type="string" calcext:value-type="string">
            <text:p>23.</text:p>
          </table:table-cell>
          <table:table-cell table:style-name="ce15" office:value-type="string" calcext:value-type="string">
            <text:p>24.</text:p>
          </table:table-cell>
          <table:table-cell table:style-name="ce15" office:value-type="string" calcext:value-type="string">
            <text:p>25.</text:p>
          </table:table-cell>
          <table:table-cell table:style-name="ce15" office:value-type="string" calcext:value-type="string">
            <text:p>26.</text:p>
          </table:table-cell>
          <table:table-cell table:style-name="ce15" office:value-type="string" calcext:value-type="string">
            <text:p>27.</text:p>
          </table:table-cell>
          <table:table-cell table:style-name="ce15" office:value-type="string" calcext:value-type="string">
            <text:p>28.</text:p>
          </table:table-cell>
          <table:table-cell table:style-name="ce15" office:value-type="string" calcext:value-type="string">
            <text:p>29.</text:p>
          </table:table-cell>
          <table:table-cell table:style-name="ce15" office:value-type="string" calcext:value-type="string">
            <text:p>30.</text:p>
          </table:table-cell>
          <table:table-cell table:style-name="ce15" office:value-type="string" calcext:value-type="string">
            <text:p>31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990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8:.AF38])" office:value-type="float" office:value="0" calcext:value-type="float">
            <text:p>0</text:p>
          </table:table-cell>
          <table:table-cell table:style-name="ce24" table:formula="of:=[.AG38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2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9:.AF39])" office:value-type="float" office:value="0" calcext:value-type="float">
            <text:p>0</text:p>
          </table:table-cell>
          <table:table-cell table:style-name="ce24" table:formula="of:=[.AG39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3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0:.AF40])" office:value-type="float" office:value="0" calcext:value-type="float">
            <text:p>0</text:p>
          </table:table-cell>
          <table:table-cell table:style-name="ce24" table:formula="of:=[.AG40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1:.AF41])" office:value-type="float" office:value="0" calcext:value-type="float">
            <text:p>0</text:p>
          </table:table-cell>
          <table:table-cell table:style-name="ce24" table:formula="of:=[.AG41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5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2:.AF42])" office:value-type="float" office:value="0" calcext:value-type="float">
            <text:p>0</text:p>
          </table:table-cell>
          <table:table-cell table:style-name="ce24" table:formula="of:=[.AG42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6" office:value-type="string" calcext:value-type="string">
            <text:p>l6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3:.AF43])" office:value-type="float" office:value="0" calcext:value-type="float">
            <text:p>0</text:p>
          </table:table-cell>
          <table:table-cell table:style-name="ce24" table:formula="of:=[.AG43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0" calcext:value-type="float">
            <text:p>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0" calcext:value-type="float">
            <text:p>0</text:p>
          </table:table-cell>
          <table:table-cell table:style-name="ce12" table:formula="of:=SUM([.G38:.G43])" office:value-type="float" office:value="0" calcext:value-type="float">
            <text:p>0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0" calcext:value-type="float">
            <text:p>0</text:p>
          </table:table-cell>
          <table:table-cell table:style-name="ce12" table:formula="of:=SUM([.K38:.K43])" office:value-type="float" office:value="0" calcext:value-type="float">
            <text:p>0</text:p>
          </table:table-cell>
          <table:table-cell table:style-name="ce12" table:formula="of:=SUM([.L38:.L43])" office:value-type="float" office:value="0" calcext:value-type="float">
            <text:p>0</text:p>
          </table:table-cell>
          <table:table-cell table:style-name="ce12" table:formula="of:=SUM([.M38:.M43])" office:value-type="float" office:value="0" calcext:value-type="float">
            <text:p>0</text:p>
          </table:table-cell>
          <table:table-cell table:style-name="ce12" table:formula="of:=SUM([.N38:.N43])" office:value-type="float" office:value="0" calcext:value-type="float">
            <text:p>0</text:p>
          </table:table-cell>
          <table:table-cell table:style-name="ce12" table:formula="of:=SUM([.O38:.O43])" office:value-type="float" office:value="0" calcext:value-type="float">
            <text:p>0</text:p>
          </table:table-cell>
          <table:table-cell table:style-name="ce12" table:formula="of:=SUM([.P38:.P43])" office:value-type="float" office:value="0" calcext:value-type="float">
            <text:p>0</text:p>
          </table:table-cell>
          <table:table-cell table:style-name="ce12" table:formula="of:=SUM([.Q38:.Q43])" office:value-type="float" office:value="0" calcext:value-type="float">
            <text:p>0</text:p>
          </table:table-cell>
          <table:table-cell table:style-name="ce12" table:formula="of:=SUM([.R38:.R43])" office:value-type="float" office:value="0" calcext:value-type="float">
            <text:p>0</text:p>
          </table:table-cell>
          <table:table-cell table:style-name="ce12" table:formula="of:=SUM([.S38:.S43])" office:value-type="float" office:value="0" calcext:value-type="float">
            <text:p>0</text:p>
          </table:table-cell>
          <table:table-cell table:style-name="ce12" table:formula="of:=SUM([.T38:.T43])" office:value-type="float" office:value="0" calcext:value-type="float">
            <text:p>0</text:p>
          </table:table-cell>
          <table:table-cell table:style-name="ce12" table:formula="of:=SUM([.U38:.U43])" office:value-type="float" office:value="0" calcext:value-type="float">
            <text:p>0</text:p>
          </table:table-cell>
          <table:table-cell table:style-name="ce12" table:formula="of:=SUM([.V38:.V43])" office:value-type="float" office:value="0" calcext:value-type="float">
            <text:p>0</text:p>
          </table:table-cell>
          <table:table-cell table:style-name="ce12" table:formula="of:=SUM([.W38:.W43])" office:value-type="float" office:value="0" calcext:value-type="float">
            <text:p>0</text:p>
          </table:table-cell>
          <table:table-cell table:style-name="ce12" table:formula="of:=SUM([.X38:.X43])" office:value-type="float" office:value="0" calcext:value-type="float">
            <text:p>0</text:p>
          </table:table-cell>
          <table:table-cell table:style-name="ce12" table:formula="of:=SUM([.Y38:.Y43])" office:value-type="float" office:value="0" calcext:value-type="float">
            <text:p>0</text:p>
          </table:table-cell>
          <table:table-cell table:style-name="ce12" table:formula="of:=SUM([.Z38:.Z43])" office:value-type="float" office:value="0" calcext:value-type="float">
            <text:p>0</text:p>
          </table:table-cell>
          <table:table-cell table:style-name="ce12" table:formula="of:=SUM([.AA38:.AA43])" office:value-type="float" office:value="0" calcext:value-type="float">
            <text:p>0</text:p>
          </table:table-cell>
          <table:table-cell table:style-name="ce12" table:formula="of:=SUM([.AB38:.AB43])" office:value-type="float" office:value="0" calcext:value-type="float">
            <text:p>0</text:p>
          </table:table-cell>
          <table:table-cell table:style-name="ce12" table:formula="of:=SUM([.AC38:.AC43])" office:value-type="float" office:value="0" calcext:value-type="float">
            <text:p>0</text:p>
          </table:table-cell>
          <table:table-cell table:style-name="ce12" table:formula="of:=SUM([.AD38:.AD43])" office:value-type="float" office:value="0" calcext:value-type="float">
            <text:p>0</text:p>
          </table:table-cell>
          <table:table-cell table:style-name="ce12" table:formula="of:=SUM([.AE38:.AE43])" office:value-type="float" office:value="0" calcext:value-type="float">
            <text:p>0</text:p>
          </table:table-cell>
          <table:table-cell table:style-name="ce12" table:formula="of:=SUM([.AF38:.AF43])" office:value-type="float" office:value="0" calcext:value-type="float">
            <text:p>0</text:p>
          </table:table-cell>
          <table:table-cell table:style-name="ce21" table:formula="of:=SUM([.B44:.AF44])" office:value-type="float" office:value="0" calcext:value-type="float">
            <text:p>0</text:p>
          </table:table-cell>
          <table:table-cell table:style-name="ce25" table:formula="of:=[.AG44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7" office:value-type="string" calcext:value-type="string">
            <text:p>Option A: Statistique de fréquentation 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(janvier)</text:p>
          </table:table-cell>
          <table:table-cell table:number-columns-repeated="1023"/>
        </table:table-row>
        <table:table-row table:style-name="ro3">
          <table:table-cell table:style-name="ce27" table:formula="of:=[.A48]&amp;[.A49]" office:value-type="string" office:string-value="Option A: Statistique de fréquentation (janvier)" calcext:value-type="string">
            <text:p>Option A: Statistique de fréquentation (janvier)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year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0" loext:min-decimal-places="0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1:16:10.67706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riétaire-Exploitant" style:display-name="PageStyle_Propriétaire-Exploi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es_20_rattachées" style:display-name="PageStyle_Communes rattach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ntités" style:display-name="PageStyle_quant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légués" style:display-name="PageStyle_Délégu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ures_20_d_27_ouverture" style:display-name="PageStyle_Heures d'ouver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s_20_et_20_adaptations" style:display-name="PageStyle_Modifications et adap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sation" style:display-name="PageStyle_Ut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ion_20_continue" style:display-name="PageStyle_Formation conti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bilisation" style:display-name="PageStyle_Sensib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_20_et_20_accidents" style:display-name="PageStyle_Incidents et ac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" style:display-name="PageStyle_fréquentation (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_20_détail" style:display-name="PageStyle_fréquentation (A) dé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B_29_" style:display-name="PageStyle_Fréquentation (B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Syoen</meta:initial-creator>
    <meta:creation-date>2016-09-07T14:04:50</meta:creation-date>
    <dc:date>2018-10-02T11:17:11.183710980</dc:date>
    <meta:editing-cycles>45</meta:editing-cycles>
    <meta:editing-duration>PT9H3M11S</meta:editing-duration>
    <meta:generator>LibreOffice/6.0.6.2$Linux_X86_64 LibreOffice_project/00m0$Build-2</meta:generator>
    <meta:document-statistic meta:table-count="1" meta:cell-count="308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9.863cm" svg:height="17.715cm" xlink:href=".." xlink:type="simple" chart:class="chart:bar" chart:style-name="ch1">
        <chart:legend svg:x="1.855cm" svg:y="16.56cm" style:legend-expansion="custom" chartooo:width="26.956cm" chartooo:height="0.811cm" style:legend-expansion-aspect-ratio="33.2379778051788" chart:style-name="ch2"/>
        <chart:plot-area chart:style-name="ch3" table:cell-range-address="'fréquentation (A) détail'.B37:'fréquentation (A) détail'.AF44 'fréquentation (A) détail'.A38:'fréquentation (A) détail'.A44" chart:data-source-has-labels="both" svg:x="1.727cm" svg:y="1.637cm" svg:width="25.917cm" svg:height="14.406cm">
          <chartooo:coordinate-region svg:x="2.386cm" svg:y="1.795cm" svg:width="25.258cm" svg:height="13.684cm"/>
          <chart:axis chart:dimension="x" chart:name="primary-x" chart:style-name="ch4" chartooo:axis-type="text">
            <chart:title svg:x="14.335cm" svg:y="16.065cm" chart:style-name="ch5">
              <text:p>Date</text:p>
            </chart:title>
            <chart:categories table:cell-range-address="'fréquentation (A) détail'.B37:'fréquentation (A) détail'.AF37"/>
          </chart:axis>
          <chart:axis chart:dimension="y" chart:name="primary-y" chart:style-name="ch6">
            <chart:title svg:x="0.646cm" svg:y="9.362cm" chart:style-name="ch7">
              <text:p>Clients</text:p>
            </chart:title>
            <chart:grid chart:class="major"/>
          </chart:axis>
          <chart:series chart:style-name="ch8" chart:values-cell-range-address="'fréquentation (A) détail'.B38:'fréquentation (A) détail'.AF38" chart:label-cell-address="'fréquentation (A) détail'.A38:'fréquentation (A) détail'.A38" chart:class="chart:bar">
            <chart:data-point chart:repeated="31"/>
          </chart:series>
          <chart:series chart:style-name="ch9" chart:values-cell-range-address="'fréquentation (A) détail'.B39:'fréquentation (A) détail'.AF39" chart:label-cell-address="'fréquentation (A) détail'.A39:'fréquentation (A) détail'.A39" chart:class="chart:bar">
            <chart:data-point chart:repeated="31"/>
          </chart:series>
          <chart:series chart:style-name="ch10" chart:values-cell-range-address="'fréquentation (A) détail'.B40:'fréquentation (A) détail'.AF40" chart:label-cell-address="'fréquentation (A) détail'.A40:'fréquentation (A) détail'.A40" chart:class="chart:bar">
            <chart:data-point chart:repeated="31"/>
          </chart:series>
          <chart:series chart:style-name="ch11" chart:values-cell-range-address="'fréquentation (A) détail'.B41:'fréquentation (A) détail'.AF41" chart:label-cell-address="'fréquentation (A) détail'.A41:'fréquentation (A) détail'.A41" chart:class="chart:bar">
            <chart:data-point chart:repeated="31"/>
          </chart:series>
          <chart:series chart:style-name="ch12" chart:values-cell-range-address="'fréquentation (A) détail'.B42:'fréquentation (A) détail'.AF42" chart:label-cell-address="'fréquentation (A) détail'.A42:'fréquentation (A) détail'.A42" chart:class="chart:bar">
            <chart:data-point chart:repeated="31"/>
          </chart:series>
          <chart:series chart:style-name="ch13" chart:values-cell-range-address="'fréquentation (A) détail'.B43:'fréquentation (A) détail'.AF43" chart:label-cell-address="'fréquentation (A) détail'.A43:'fréquentation (A) détail'.A43" chart:class="chart:bar">
            <chart:data-point chart:repeated="31"/>
          </chart:series>
          <chart:series chart:style-name="ch14" chart:values-cell-range-address="'fréquentation (A) détail'.B44:'fréquentation (A) détail'.AF44" chart:label-cell-address="'fréquentation (A) détail'.A44:'fréquentation (A) détail'.A44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AF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  <table:table-cell office:value-type="string">
                <text:p>13.</text:p>
              </table:table-cell>
              <table:table-cell office:value-type="string">
                <text:p>14.</text:p>
              </table:table-cell>
              <table:table-cell office:value-type="string">
                <text:p>15.</text:p>
              </table:table-cell>
              <table:table-cell office:value-type="string">
                <text:p>16.</text:p>
              </table:table-cell>
              <table:table-cell office:value-type="string">
                <text:p>17.</text:p>
              </table:table-cell>
              <table:table-cell office:value-type="string">
                <text:p>18.</text:p>
              </table:table-cell>
              <table:table-cell office:value-type="string">
                <text:p>19.</text:p>
              </table:table-cell>
              <table:table-cell office:value-type="string">
                <text:p>20.</text:p>
              </table:table-cell>
              <table:table-cell office:value-type="string">
                <text:p>21.</text:p>
              </table:table-cell>
              <table:table-cell office:value-type="string">
                <text:p>22.</text:p>
              </table:table-cell>
              <table:table-cell office:value-type="string">
                <text:p>23.</text:p>
              </table:table-cell>
              <table:table-cell office:value-type="string">
                <text:p>24.</text:p>
              </table:table-cell>
              <table:table-cell office:value-type="string">
                <text:p>25.</text:p>
              </table:table-cell>
              <table:table-cell office:value-type="string">
                <text:p>26.</text:p>
              </table:table-cell>
              <table:table-cell office:value-type="string">
                <text:p>27.</text:p>
              </table:table-cell>
              <table:table-cell office:value-type="string">
                <text:p>28.</text:p>
              </table:table-cell>
              <table:table-cell office:value-type="string">
                <text:p>29.</text:p>
              </table:table-cell>
              <table:table-cell office:value-type="string">
                <text:p>30.</text:p>
              </table:table-cell>
              <table:table-cell office:value-type="string">
                <text:p>31.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  <draw:g>
                  <svg:desc>'fréquentation (A) détail'.A38:'fréquentation (A) détail'.A38</svg:desc>
                </draw:g>
              </table:table-cell>
              <table:table-cell office:value-type="float" office:value="0">
                <text:p>0</text:p>
                <draw:g>
                  <svg:desc>'fréquentation (A) détail'.B38:'fréquentation (A) détail'.AF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2</text:p>
                <draw:g>
                  <svg:desc>'fréquentation (A) détail'.A39:'fréquentation (A) détail'.A39</svg:desc>
                </draw:g>
              </table:table-cell>
              <table:table-cell office:value-type="float" office:value="0">
                <text:p>0</text:p>
                <draw:g>
                  <svg:desc>'fréquentation (A) détail'.B39:'fréquentation (A) détail'.A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3</text:p>
                <draw:g>
                  <svg:desc>'fréquentation (A) détail'.A40:'fréquentation (A) détail'.A40</svg:desc>
                </draw:g>
              </table:table-cell>
              <table:table-cell office:value-type="float" office:value="0">
                <text:p>0</text:p>
                <draw:g>
                  <svg:desc>'fréquentation (A) détail'.B40:'fréquentation (A) détail'.AF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4</text:p>
                <draw:g>
                  <svg:desc>'fréquentation (A) détail'.A41:'fréquentation (A) détail'.A41</svg:desc>
                </draw:g>
              </table:table-cell>
              <table:table-cell office:value-type="float" office:value="0">
                <text:p>0</text:p>
                <draw:g>
                  <svg:desc>'fréquentation (A) détail'.B41:'fréquentation (A) détail'.AF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5</text:p>
                <draw:g>
                  <svg:desc>'fréquentation (A) détail'.A42:'fréquentation (A) détail'.A42</svg:desc>
                </draw:g>
              </table:table-cell>
              <table:table-cell office:value-type="float" office:value="0">
                <text:p>0</text:p>
                <draw:g>
                  <svg:desc>'fréquentation (A) détail'.B42:'fréquentation (A) détail'.AF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6</text:p>
                <draw:g>
                  <svg:desc>'fréquentation (A) détail'.A43:'fréquentation (A) détail'.A43</svg:desc>
                </draw:g>
              </table:table-cell>
              <table:table-cell office:value-type="float" office:value="0">
                <text:p>0</text:p>
                <draw:g>
                  <svg:desc>'fréquentation (A) détail'.B43:'fréquentation (A) détail'.A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mme</text:p>
                <draw:g>
                  <svg:desc>'fréquentation (A) détail'.A44:'fréquentation (A) détail'.A44</svg:desc>
                </draw:g>
              </table:table-cell>
              <table:table-cell office:value-type="float" office:value="0">
                <text:p>0</text:p>
                <draw:g>
                  <svg:desc>'fréquentation (A) détail'.B44:'fréquentation (A) détail'.AF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